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593" officeooo:paragraph-rsid="000fc593"/>
    </style:style>
    <style:style style:name="P2" style:family="paragraph" style:parent-style-name="Standard">
      <style:text-properties officeooo:rsid="00140b7b" officeooo:paragraph-rsid="00140b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lume Salon Information:</text:p>
      <text:p text:style-name="P1"/>
      <text:p text:style-name="P1">Gmail:</text:p>
      <text:p text:style-name="P1"><text:a xlink:type="simple" xlink:href="mailto:volumesalongj@gmail.com" text:style-name="Internet_20_link" text:visited-style-name="Visited_20_Internet_20_Link">volumesalongj@gmail.com</text:a></text:p>
      <text:p text:style-name="P1">vsalongj</text:p>
      <text:p text:style-name="P1"/>
      <text:p text:style-name="P1">Hosting page:</text:p>
      <text:p text:style-name="P2">https://www.000webhost.com/</text:p>
      <text:p text:style-name="P1"><text:a xlink:type="simple" xlink:href="mailto:volumesalongj@gmail.com" text:style-name="Internet_20_link" text:visited-style-name="Visited_20_Internet_20_Link">volumesalongj@gmail.com</text:a></text:p>
      <text:p text:style-name="P1">vsalongj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06:51.245112190</meta:creation-date>
    <dc:date>2017-04-07T12:04:33.610080974</dc:date>
    <meta:editing-duration>PT47M3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11" meta:character-count="133" meta:non-whitespace-character-count="130"/>
  </office:meta>
</office:document-meta>
</file>